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" table:style-name="ta1">
        <table:shapes>
          <draw:frame draw:z-index="0" draw:style-name="gr1" draw:text-style-name="P1" svg:width="6.1571in" svg:height="4.0575in" svg:x="3.339in" svg:y="0.6169in">
            <draw:object draw:notify-on-update-of-ranges="Local.B6:Local.B13 Local.C5:Local.C5 Local.C6:Local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Availability &amp; Integrity</text:p>
          </table:table-cell>
          <table:table-cell office:value-type="string" calcext:value-type="string">
            <text:p>Oblivious Transfer</text:p>
          </table:table-cell>
        </table:table-row>
        <table:table-row table:style-name="ro1">
          <table:table-cell/>
          <table:table-cell office:value-type="string" calcext:value-type="string">
            <text:p>i1:1/i2:1/a: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1:2/i2:1/a: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i1:2/i2:2/a: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ce1" office:value-type="string" calcext:value-type="string">
            <text:p>i1:3/i2:1/a: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i1:3/i2:2/a: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i1:4/i2:1/a: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i1:3/i2:3/a: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i1:4/i2:4/a:8</text:p>
          </table:table-cell>
          <table:table-cell office:value-type="float" office:value="303" calcext:value-type="float">
            <text:p>303</text:p>
          </table:table-cell>
        </table:table-row>
      </table:table>
      <table:table table:name="HPCC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d-to-end</text:p>
          </table:table-cell>
          <table:table-cell office:value-type="string" calcext:value-type="string">
            <text:p>Availability &amp; Integrity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office:value-type="string" calcext:value-type="string">
            <text:p>Oblivious Transfer</text:p>
          </table:table-cell>
        </table:table-row>
        <table:table-row table:style-name="ro1">
          <table:table-cell/>
          <table:table-cell office:value-type="string" calcext:value-type="string">
            <text:p>i1:1/i2:1/a: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formula="of:=AVERAGE([.C5:.E5])" office:value-type="float" office:value="65.3333333333333" calcext:value-type="float">
            <text:p>65.3333333333333</text:p>
          </table:table-cell>
        </table:table-row>
        <table:table-row table:style-name="ro1">
          <table:table-cell/>
          <table:table-cell office:value-type="string" calcext:value-type="string">
            <text:p>i1:2/i2:1/a: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formula="of:=AVERAGE([.C6:.E6])" office:value-type="float" office:value="71.3333333333333" calcext:value-type="float">
            <text:p>71.33333333333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i1:3/i2:1/a: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AVERAGE([.C7:.E7])" office:value-type="float" office:value="80.6666666666667" calcext:value-type="float">
            <text:p>80.6666666666667</text:p>
          </table:table-cell>
        </table:table-row>
        <table:table-row table:style-name="ro1">
          <table:table-cell/>
          <table:table-cell office:value-type="string" calcext:value-type="string">
            <text:p>i1:4/i2:1/a: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AVERAGE([.C8:.E8])" office:value-type="float" office:value="83.3333333333333" calcext:value-type="float">
            <text:p>83.3333333333333</text:p>
          </table:table-cell>
        </table:table-row>
        <table:table-row table:style-name="ro1">
          <table:table-cell/>
          <table:table-cell office:value-type="string" calcext:value-type="string">
            <text:p>i1:5/i2:1/a: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AVERAGE([.C9:.E9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i1:6/i2:1/a: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AVERAGE([.C10:.E10])" office:value-type="float" office:value="90.3333333333333" calcext:value-type="float">
            <text:p>90.3333333333333</text:p>
          </table:table-cell>
        </table:table-row>
        <table:table-row table:style-name="ro1">
          <table:table-cell/>
          <table:table-cell office:value-type="string" calcext:value-type="string">
            <text:p>i1:7/i2:1/a:8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AVERAGE([.C11:.E11])" office:value-type="float" office:value="100.666666666667" calcext:value-type="float">
            <text:p>100.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1:31:36.419245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3:51:29.342859974</meta:creation-date>
    <dc:date>2021-01-13T14:33:44.219842685</dc:date>
    <meta:editing-duration>PT7M46S</meta:editing-duration>
    <meta:editing-cycles>2</meta:editing-cycles>
    <meta:generator>LibreOffice/6.4.6.2$Linux_X86_64 LibreOffice_project/40$Build-2</meta:generator>
    <meta:document-statistic meta:table-count="2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cm" svg:height="10.307cm" xlink:href=".." xlink:type="simple" chart:class="chart:line" chart:style-name="ch1">
        <chart:title svg:x="5.911cm" svg:y="0.342cm" chart:style-name="ch2">
          <text:p>Oblivious Transfer</text:p>
        </chart:title>
        <chart:plot-area chart:style-name="ch3" table:cell-range-address="Local.B5:Local.C13" chart:data-source-has-labels="both" svg:x="1.147cm" svg:y="1.127cm" svg:width="13.539cm" svg:height="7.64cm">
          <chartooo:coordinate-region svg:x="2.561cm" svg:y="1.326cm" svg:width="11.984cm" svg:height="5.639cm"/>
          <chart:axis chart:dimension="x" chart:name="primary-x" chart:style-name="ch4" chartooo:axis-type="auto">
            <chartooo:date-scale/>
            <chart:title svg:x="6.324cm" svg:y="8.973cm" chart:style-name="ch5">
              <text:p>Availability &amp; Integrity</text:p>
            </chart:title>
            <chart:categories table:cell-range-address="Local.B6:Local.B13"/>
          </chart:axis>
          <chart:axis chart:dimension="y" chart:name="primary-y" chart:style-name="ch4">
            <chart:title svg:x="0.275cm" svg:y="6.499cm" chart:style-name="ch6">
              <text:p>Response Time (ms)</text:p>
            </chart:title>
            <chart:grid chart:style-name="ch7" chart:class="major"/>
          </chart:axis>
          <chart:series chart:style-name="ch8" chart:values-cell-range-address="Local.C6:Local.C13" chart:label-cell-address="Local.C5:Local.C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vious Transfer</text:p>
                <draw:g>
                  <svg:desc>Local.C5:Local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1:1/i2:1/a:2</text:p>
                <draw:g>
                  <svg:desc>Local.B6:Local.B13</svg:desc>
                </draw:g>
              </table:table-cell>
              <table:table-cell office:value-type="float" office:value="114">
                <text:p>114</text:p>
                <draw:g>
                  <svg:desc>Local.C6:Local.C13</svg:desc>
                </draw:g>
              </table:table-cell>
            </table:table-row>
            <table:table-row>
              <table:table-cell office:value-type="string">
                <text:p>i1:2/i2:1/a: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i1:2/i2:2/a: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i1:3/i2:1/a: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i1:3/i2:2/a: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i1:4/i2:1/a: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i1:3/i2:3/a: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i1:4/i2:4/a:8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